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131" officeooo:paragraph-rsid="0010b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x sizing:border- box:</text:p>
      <text:p text:style-name="P1"/>
      <text:p text:style-name="P1">la anchura de una caja solo cuenta el contenido, si se queire que tambien cuente el padding y el border se pone el comando anterir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5:58:36.338398864</meta:creation-date>
    <dc:date>2024-01-15T15:59:30.176402112</dc:date>
    <meta:editing-duration>PT54S</meta:editing-duration>
    <meta:editing-cycles>1</meta:editing-cycles>
    <meta:document-statistic meta:table-count="0" meta:image-count="0" meta:object-count="0" meta:page-count="1" meta:paragraph-count="2" meta:word-count="28" meta:character-count="155" meta:non-whitespace-character-count="129"/>
    <meta:generator>LibreOffice/7.3.7.2$Linux_X86_64 LibreOffice_project/30$Build-2</meta:generator>
  </office:meta>
</office:document-meta>
</file>